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2mm" svg:x="9.65mm" svg:y="59.2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Necessária segunda classificação</text:p>
          </table:table-cell>
          <table:table-cell table:style-name="Default"/>
        </table:table-row>
        <table:table-row table:style-name="ro1">
          <table:table-cell office:value-type="float" office:value="96.07" calcext:value-type="float">
            <text:p>96,07</text:p>
          </table:table-cell>
          <table:table-cell office:value-type="float" office:value="22.89" calcext:value-type="float">
            <text:p>22,89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5.85" calcext:value-type="float">
            <text:p>95,85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3.41" calcext:value-type="float">
            <text:p>23,41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5.51" calcext:value-type="float">
            <text:p>95,51</text:p>
          </table:table-cell>
          <table:table-cell office:value-type="float" office:value="38.62" calcext:value-type="float">
            <text:p>38,62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19.83" calcext:value-type="float">
            <text:p>19,83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6.41" calcext:value-type="float">
            <text:p>96,41</text:p>
          </table:table-cell>
          <table:table-cell office:value-type="float" office:value="38.71" calcext:value-type="float">
            <text:p>38,71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6.01" calcext:value-type="float">
            <text:p>96,01</text:p>
          </table:table-cell>
          <table:table-cell office:value-type="float" office:value="47.48" calcext:value-type="float">
            <text:p>47,48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6.75" calcext:value-type="float">
            <text:p>96,75</text:p>
          </table:table-cell>
          <table:table-cell office:value-type="float" office:value="38.17" calcext:value-type="float">
            <text:p>38,17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5.94" calcext:value-type="float">
            <text:p>95,94</text:p>
          </table:table-cell>
          <table:table-cell office:value-type="float" office:value="33.06" calcext:value-type="float">
            <text:p>33,06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2:06:02.6863906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1:01:00.272623706</meta:creation-date>
    <dc:date>2018-01-02T22:17:32.108854695</dc:date>
    <meta:editing-duration>PT15M52S</meta:editing-duration>
    <meta:editing-cycles>3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3cm" xlink:href="." xlink:type="simple" chart:class="chart:bar" chart:style-name="ch1">
        <chart:legend svg:x="3.86cm" svg:y="20.911cm" style:legend-expansion="custom" chartooo:width="21.706cm" chartooo:height="1.412cm" style:legend-expansion-aspect-ratio="15.3725212464589" chart:style-name="ch2"/>
        <chart:plot-area chart:style-name="ch3" chart:data-source-has-labels="both" svg:x="0.113cm" svg:y="0.514cm" svg:width="29.685cm" svg:height="19.928cm">
          <chartooo:coordinate-region svg:x="1.237cm" svg:y="0.793cm" svg:width="27.436cm" svg:height="18.84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9" chart:values-cell-range-address="local-table.$C$2:.$C$10" chart:label-cell-address="local-table.$C$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</table:table-cell>
              <table:table-cell office:value-type="string">
                <text:p>Necessária segunda classificação</text:p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</table:table-cell>
              <table:table-cell office:value-type="float" office:value="96.07">
                <text:p>96.07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5.85">
                <text:p>95.85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6.5">
                <text:p>96.5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5.51">
                <text:p>95.51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4.5">
                <text:p>94.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6.41">
                <text:p>96.41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6.01">
                <text:p>96.01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6.75">
                <text:p>96.75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5.94">
                <text:p>95.94</text:p>
              </table:table-cell>
              <table:table-cell office:value-type="float" office:value="33.06">
                <text:p>3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